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.setFile( final String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akia.get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akia.setCheckLastModified( final boolean checkLastChang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akia.getTemplat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akia.setTemplatePath( final File templat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akia.setProjectFile( final File projec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akia.getDest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akia.getProjec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.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text.getContextDocume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nakia.setExtension( final String exten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akia.get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akia.setDestDir( final File des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akia.isCheck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.get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akia.execu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nakia.get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akia.getBase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akia.getRelativePath( final String 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ntext.setName( final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nakia.setPropertiesFile( final File properties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akia.Anaki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akia.setContexts( final List contex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akia.getStyle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akia.setStyleTemplate( final String style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akia.userContextsModifed( final long lastModifie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nakia.setLog( final AnakiaLog 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akia.setBaseDir( final File base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akia.setFiles( final List 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akia.getContex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akia.process( final String xmlFile , final Document projectDocument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13">
            <text:p text:style-name="Table_20_Contents">113</text:p>
          </table:table-cell>
        </table:table-row>
        <table:table-row>
          <table:table-cell office:value-type="string">
            <text:p text:style-name="Table_20_Contents">Anakia.getProperties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akia.ensureDirectoryFor( final File target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nakia.get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